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56.14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50140859559178" calcext:value-type="float">
            <text:p>0.005501408595592</text:p>
          </table:table-cell>
          <table:table-cell office:value-type="float" office:value="929523.9375" calcext:value-type="float">
            <text:p>929523.9375</text:p>
          </table:table-cell>
          <table:table-cell office:value-type="float" office:value="0.0495137088000775" calcext:value-type="float">
            <text:p>0.049513708800078</text:p>
          </table:table-cell>
          <table:table-cell office:value-type="float" office:value="3392" calcext:value-type="float">
            <text:p>3392</text:p>
          </table:table-cell>
          <table:table-cell office:value-type="float" office:value="128.706043481827" calcext:value-type="float">
            <text:p>128.706043481827</text:p>
          </table:table-cell>
          <table:table-cell office:value-type="string" calcext:value-type="string">
            <text:p>3_J_exp64</text:p>
          </table:table-cell>
          <table:table-cell office:value-type="string" calcext:value-type="string">
            <text:p>3_J.v1.l1.ds0.l_combo6.ds_combo0.idays3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307433426380157" calcext:value-type="float">
            <text:p>0.307433426380157</text:p>
          </table:table-cell>
          <table:table-cell office:value-type="float" office:value="0.30743345618248" calcext:value-type="float">
            <text:p>0.30743345618248</text:p>
          </table:table-cell>
          <table:table-cell office:value-type="float" office:value="89.9113159179688" calcext:value-type="float">
            <text:p>89.9113159179688</text:p>
          </table:table-cell>
          <table:table-cell office:value-type="float" office:value="0.465809047222137" calcext:value-type="float">
            <text:p>0.465809047222137</text:p>
          </table:table-cell>
          <table:table-cell office:value-type="float" office:value="3356" calcext:value-type="float">
            <text:p>3356</text:p>
          </table:table-cell>
          <table:table-cell office:value-type="float" office:value="15.0699501037598" calcext:value-type="float">
            <text:p>15.0699501037598</text:p>
          </table:table-cell>
          <table:table-cell office:value-type="string" calcext:value-type="string">
            <text:p>3_M_exp64</text:p>
          </table:table-cell>
          <table:table-cell office:value-type="string" calcext:value-type="string">
            <text:p>3_M.v1.l1.ds0.l_combo6.ds_combo0.idays60.odays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930057931691408" calcext:value-type="float">
            <text:p>0.009300579316914</text:p>
          </table:table-cell>
          <table:table-cell office:value-type="float" office:value="1343067" calcext:value-type="float">
            <text:p>1343067</text:p>
          </table:table-cell>
          <table:table-cell office:value-type="float" office:value="0.0644301325082779" calcext:value-type="float">
            <text:p>0.064430132508278</text:p>
          </table:table-cell>
          <table:table-cell office:value-type="float" office:value="3362" calcext:value-type="float">
            <text:p>3362</text:p>
          </table:table-cell>
          <table:table-cell office:value-type="float" office:value="130.020741939545" calcext:value-type="float">
            <text:p>130.020741939545</text:p>
          </table:table-cell>
          <table:table-cell office:value-type="string" calcext:value-type="string">
            <text:p>3_V_exp64</text:p>
          </table:table-cell>
          <table:table-cell office:value-type="string" calcext:value-type="string">
            <text:p>3_V.v1.l1.ds0.l_combo6.ds_combo0.idays6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298655807971954" calcext:value-type="float">
            <text:p>0.298655807971954</text:p>
          </table:table-cell>
          <table:table-cell office:value-type="float" office:value="89.8202133178711" calcext:value-type="float">
            <text:p>89.8202133178711</text:p>
          </table:table-cell>
          <table:table-cell office:value-type="float" office:value="0.456468224525452" calcext:value-type="float">
            <text:p>0.456468224525452</text:p>
          </table:table-cell>
          <table:table-cell office:value-type="float" office:value="3356" calcext:value-type="float">
            <text:p>3356</text:p>
          </table:table-cell>
          <table:table-cell office:value-type="float" office:value="15.1105606555939" calcext:value-type="float">
            <text:p>15.1105606555939</text:p>
          </table:table-cell>
          <table:table-cell office:value-type="string" calcext:value-type="string">
            <text:p>3_V_exp8</text:p>
          </table:table-cell>
          <table:table-cell office:value-type="string" calcext:value-type="string">
            <text:p>3_V.v1.l1.ds0.l_combo6.ds_combo0.idays60.odays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25765137374401" calcext:value-type="float">
            <text:p>0.006257651373744</text:p>
          </table:table-cell>
          <table:table-cell office:value-type="float" office:value="1129422" calcext:value-type="float">
            <text:p>1129422</text:p>
          </table:table-cell>
          <table:table-cell office:value-type="float" office:value="0.0520641431212425" calcext:value-type="float">
            <text:p>0.052064143121243</text:p>
          </table:table-cell>
          <table:table-cell office:value-type="float" office:value="3362" calcext:value-type="float">
            <text:p>3362</text:p>
          </table:table-cell>
          <table:table-cell office:value-type="float" office:value="130.201658964157" calcext:value-type="float">
            <text:p>130.201658964157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6.ds_combo0.idays60.oday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307433426380157" calcext:value-type="float">
            <text:p>0.307433426380157</text:p>
          </table:table-cell>
          <table:table-cell office:value-type="float" office:value="0.30743345618248" calcext:value-type="float">
            <text:p>0.30743345618248</text:p>
          </table:table-cell>
          <table:table-cell office:value-type="float" office:value="89.9113159179688" calcext:value-type="float">
            <text:p>89.9113159179688</text:p>
          </table:table-cell>
          <table:table-cell office:value-type="float" office:value="0.465809047222137" calcext:value-type="float">
            <text:p>0.465809047222137</text:p>
          </table:table-cell>
          <table:table-cell office:value-type="float" office:value="3356" calcext:value-type="float">
            <text:p>3356</text:p>
          </table:table-cell>
          <table:table-cell office:value-type="float" office:value="15.0699501037598" calcext:value-type="float">
            <text:p>15.0699501037598</text:p>
          </table:table-cell>
          <table:table-cell office:value-type="string" calcext:value-type="string">
            <text:p>3_M_exp64</text:p>
          </table:table-cell>
          <table:table-cell office:value-type="string" calcext:value-type="string">
            <text:p>3_M.v1.l1.ds0.l_combo6.ds_combo0.idays60.odays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1T12:05:56.247137047</dc:date>
    <meta:editing-duration>PT8M36S</meta:editing-duration>
    <meta:editing-cycles>1</meta:editing-cycles>
    <meta:document-statistic meta:table-count="1" meta:cell-count="139" meta:object-count="0"/>
    <meta:generator>LibreOffice/6.0.7.3$Linux_X86_64 LibreOffice_project/00m0$Build-3</meta:generator>
  </office:meta>
</office:document-meta>
</file>